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fab70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22c1c" officeooo:paragraph-rsid="00522c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52b2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1fd2" officeooo:paragraph-rsid="0034ab5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4fab7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1pt" fo:font-weight="normal" officeooo:rsid="0034ab51" officeooo:paragraph-rsid="0034ab5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fo:font-weight="normal" officeooo:rsid="0034ab51" officeooo:paragraph-rsid="0052b2ea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fo:font-weight="normal" officeooo:rsid="0034ab51" officeooo:paragraph-rsid="0034ab51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fo:font-weight="bold" officeooo:rsid="0034ab51" officeooo:paragraph-rsid="0034ab51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weight="bold" officeooo:rsid="0034ab51" officeooo:paragraph-rsid="0052b2ea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34ab51" officeooo:paragraph-rsid="0034ab51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4eda6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22c1c" officeooo:paragraph-rsid="00522c1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weight="normal" officeooo:rsid="0034af69" officeooo:paragraph-rsid="004eda6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weight="bold" officeooo:rsid="0034af69" officeooo:paragraph-rsid="004eda69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Courier New" fo:font-size="11pt" fo:font-weight="bold" officeooo:rsid="0034ab51" officeooo:paragraph-rsid="0034ab51" style:font-size-asian="9.60000038146973pt" style:font-weight-asian="bold" style:font-size-complex="11pt" style:font-weight-complex="bold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4c98f8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0335858" text:style-name="L1">
        <text:list-item>
          <text:p text:style-name="P5">Klasse <text:span text:style-name="T6">Kontakt</text:span></text:p>
        </text:list-item>
      </text:list>
      <text:p text:style-name="P17"/>
      <text:p text:style-name="P20">public boolean isGreater(Kontakt pk)</text:p>
      <text:p text:style-name="P19">{</text:p>
      <text:p text:style-name="P19"><text:s text:c="3"/>if (nachname.compareTo(pk.getNachname()) &gt; 0)</text:p>
      <text:p text:style-name="P19"><text:s text:c="3"/>{</text:p>
      <text:p text:style-name="P19"><text:s text:c="6"/>return true;</text:p>
      <text:p text:style-name="P19"><text:s text:c="3"/>}</text:p>
      <text:p text:style-name="P19"><text:s text:c="3"/>return false;</text:p>
      <text:p text:style-name="P19">}</text:p>
      <text:p text:style-name="P19"/>
      <text:p text:style-name="P20">public boolean isLess(Kontakt pk)</text:p>
      <text:p text:style-name="P19">{</text:p>
      <text:p text:style-name="P19"><text:s text:c="3"/>if (nachname.compareTo(pk.getNachname()) &lt; 0)</text:p>
      <text:p text:style-name="P19"><text:s text:c="3"/>{</text:p>
      <text:p text:style-name="P19"><text:s text:c="6"/>return true;</text:p>
      <text:p text:style-name="P19"><text:s text:c="3"/>}</text:p>
      <text:p text:style-name="P19"><text:s text:c="3"/>return false;</text:p>
      <text:p text:style-name="P19">}</text:p>
      <text:p text:style-name="P19"/>
      <text:p text:style-name="P20">public boolean isEqual(Kontakt pk)</text:p>
      <text:p text:style-name="P19">{</text:p>
      <text:p text:style-name="P19"><text:s text:c="3"/>if (nachname.equals(pk.getNachname()))</text:p>
      <text:p text:style-name="P19"><text:s text:c="3"/>{</text:p>
      <text:p text:style-name="P19"><text:s text:c="6"/>return true;</text:p>
      <text:p text:style-name="P19"><text:s text:c="3"/>}</text:p>
      <text:p text:style-name="P19"><text:s text:c="3"/>return false;</text:p>
      <text:p text:style-name="P19">} <text:s text:c="3"/></text:p>
      <text:p text:style-name="P19"/>
      <text:p text:style-name="P17"/>
      <text:list xml:id="list180002648260673" text:continue-numbering="true" text:style-name="L1">
        <text:list-item>
          <text:p text:style-name="P18">Klasse <text:span text:style-name="T6">Adressbuch</text:span></text:p>
        </text:list-item>
      </text:list>
      <text:p text:style-name="P6"/>
      <text:p text:style-name="P14">public Kontakt suchen(String pname)</text:p>
      <text:p text:style-name="P13">{</text:p>
      <text:p text:style-name="P13"><text:s text:c="3"/>Kontakt k;</text:p>
      <text:p text:style-name="P16"><text:s text:c="3"/>// erzeuge einen Kontakt mit dem gesuchten Nachnamen für die Suche</text:p>
      <text:p text:style-name="P13"><text:s text:c="3"/>k = new Kontakt(pname, "", "", "");</text:p>
      <text:p text:style-name="P13"><text:s text:c="3"/>return wurzel.search(k);</text:p>
      <text:p text:style-name="P13">}</text:p>
      <text:p text:style-name="P13"/>
      <text:p text:style-name="P14">public void einfügen(Kontakt pk)</text:p>
      <text:p text:style-name="P13">{</text:p>
      <text:p text:style-name="P13"><text:s text:c="3"/>wurzel.insert(pk);</text:p>
      <text:p text:style-name="P13">}</text:p>
      <text:p text:style-name="P13"/>
      <text:p text:style-name="P15">public void löschen(String pname)</text:p>
      <text:p text:style-name="P12">{</text:p>
      <text:p text:style-name="P12"><text:s text:c="3"/>Kontakt k;</text:p>
      <text:p text:style-name="P12"><text:s text:c="3"/>// erzeuge einen Kontakt mit dem gesuchten Nachnamen</text:p>
      <text:p text:style-name="P12"><text:s text:c="3"/>k = new Kontakt(pname, "", "", "");</text:p>
      <text:p text:style-name="P12"><text:s text:c="3"/>wurzel.remove(k);</text:p>
      <text:p text:style-name="P12">}</text:p>
      <text:p text:style-name="P7"/>
      <text:p text:style-name="P14"/>
      <text:p text:style-name="P21">private void ausgabeInRek(BinarySearchTree&lt;Kontakt&gt; pb)</text:p>
      <text:p text:style-name="P13">{</text:p>
      <text:p text:style-name="P13"><text:s text:c="3"/>Kontakt k;</text:p>
      <text:p text:style-name="P13"><text:s text:c="3"/>if (!pb.isEmpty())</text:p>
      <text:p text:style-name="P13"><text:s text:c="3"/>{</text:p>
      <text:p text:style-name="P13"><text:s text:c="6"/>ausgabeInRek(pb.getLeftTree());</text:p>
      <text:p text:style-name="P13"><text:s text:c="6"/>k = pb.getContent();</text:p>
      <text:p text:style-name="P13"><text:s text:c="6"/>Console.println(k.getNachname() + ", " + k.getVorname());</text:p>
      <text:p text:style-name="P13"><text:s text:c="6"/>ausgabeInRek(pb.getRightTree());</text:p>
      <text:p text:style-name="P13"><text:s text:c="3"/>}</text:p>
      <text:p text:style-name="P13">}</text:p>
      <text:p text:style-name="P13"/>
      <text:p text:style-name="P13">public void namenAusgeben()</text:p>
      <text:p text:style-name="P13">{</text:p>
      <text:p text:style-name="P13"><text:s text:c="3"/>ausgabeInRek(wurzel);</text:p>
      <text:p text:style-name="P13">}</text:p>
      <text:p text:style-name="P13"/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draw:frame text:anchor-type="paragraph" draw:z-index="0" draw:name="Form1" draw:style-name="gr1" draw:text-style-name="P22" svg:width="1.795cm" svg:height="0.63cm" svg:x="15.212cm" svg:y="0.356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2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5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uchbaum: Löschen von Knot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00:01.132000000</dc:date>
    <meta:editing-duration>PT6H45M30S</meta:editing-duration>
    <meta:editing-cycles>53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63" meta:word-count="160" meta:character-count="1265" meta:non-whitespace-character-count="1045"/>
  </office:meta>
</office:document-meta>
</file>